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Monospace" svg:font-family="Monospace"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101010" style:font-name="Monospace" fo:font-size="10pt" style:font-name-asian="Monospace" style:font-size-asian="10pt" style:font-name-complex="Monospace"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101010" style:font-name="Monospace" fo:font-size="10pt" style:font-name-asian="Monospace" style:font-size-asian="10pt" style:font-name-complex="Monospace"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101010" style:font-name="Monospace" fo:font-size="10pt" style:font-name-asian="Monospace" style:font-size-asian="10pt" style:font-name-complex="Monospace"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101010" style:font-name="Monospace" fo:font-size="10pt" style:font-name-asian="Monospace" style:font-size-asian="10pt" style:font-name-complex="Monospace"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style>
    <style:style style:name="P54" style:family="paragraph" style:parent-style-name="Standard">
      <style:paragraph-properties fo:margin-left="0cm" fo:margin-right="0cm" fo:text-align="start" style:justify-single-word="false" fo:text-indent="0cm" style:auto-text-indent="false" style:text-autospace="none"/>
    </style:style>
    <style:style style:name="P55" style:family="paragraph" style:parent-style-name="Standard">
      <style:paragraph-properties fo:margin-left="1.251cm" fo:margin-right="0cm" fo:text-align="start" style:justify-single-word="false" fo:text-indent="0cm" style:auto-text-indent="false" style:text-autospace="none"/>
    </style:style>
    <style:style style:name="P56" style:family="paragraph" style:parent-style-name="Standard" style:list-style-name="L5">
      <style:paragraph-properties fo:margin-left="1.251cm" fo:margin-right="0cm" fo:text-align="start" style:justify-single-word="false" fo:text-indent="0cm" style:auto-text-indent="false" style:text-autospace="none"/>
      <style:text-properties style:font-name="Times1" fo:font-size="12pt" style:font-size-asian="12pt" style:font-size-complex="12pt"/>
    </style:style>
    <style:style style:name="P57" style:family="paragraph" style:parent-style-name="Standard">
      <style:paragraph-properties fo:margin-left="1.251cm" fo:margin-right="0cm" fo:text-align="start" style:justify-single-word="false" fo:text-indent="0cm" style:auto-text-indent="false" style:text-autospace="none"/>
      <style:text-properties style:font-name="Times1" fo:font-size="12pt" style:font-size-asian="12pt" style:font-size-complex="12pt"/>
    </style:style>
    <style:style style:name="P58" style:family="paragraph" style:parent-style-name="Text_20_body" style:list-style-name="L1">
      <style:text-properties fo:color="#000000" style:font-name="Times1" fo:font-size="12pt" style:font-name-asian="Monospace" style:font-size-asian="10.5pt" style:font-name-complex="Monospace" style:font-size-complex="12pt"/>
    </style:style>
    <style:style style:name="P59" style:family="paragraph" style:parent-style-name="Text_20_body" style:list-style-name="L1">
      <style:text-properties fo:color="#000000" style:font-name="Times1" fo:font-size="12pt" style:font-name-asian="Monospace" style:font-size-asian="10.5pt" style:font-name-complex="Monospace" style:font-size-complex="12pt"/>
    </style:style>
    <style:style style:name="P60" style:family="paragraph" style:parent-style-name="Text_20_body" style:list-style-name="L1">
      <style:text-properties fo:color="#000000" style:font-name="Times1" fo:font-size="12pt" style:font-name-asian="Monospace" style:font-size-asian="10.5pt" style:font-name-complex="Monospace" style:font-size-complex="12pt"/>
    </style:style>
    <style:style style:name="P61" style:family="paragraph" style:parent-style-name="Text_20_body" style:list-style-name="L1">
      <style:text-properties fo:color="#000000" style:font-name="Times1" fo:font-size="12pt" style:font-name-asian="Monospace" style:font-size-asian="10.5pt" style:font-name-complex="Monospace" style:font-size-complex="12pt"/>
    </style:style>
    <style:style style:name="P62" style:family="paragraph" style:parent-style-name="Text_20_body">
      <style:text-properties fo:color="#000000" style:font-name="Times1" fo:font-size="12pt" fo:font-weight="bold" style:font-name-asian="Monospace" style:font-size-asian="10.5pt" style:font-weight-asian="bold" style:font-name-complex="Monospace" style:font-size-complex="12pt" style:font-weight-complex="bold"/>
    </style:style>
    <style:style style:name="P63" style:family="paragraph" style:parent-style-name="Text_20_body">
      <style:text-properties fo:color="#000000" style:font-name="Times1" fo:font-size="12pt" fo:font-weight="normal" style:font-name-asian="Monospace" style:font-size-asian="10.5pt" style:font-weight-asian="normal" style:font-name-complex="Monospace" style:font-size-complex="12pt" style:font-weight-complex="normal"/>
    </style:style>
    <style:style style:name="P64" style:family="paragraph" style:parent-style-name="Text_20_body">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65" style:family="paragraph" style:parent-style-name="Text_20_body">
      <style:text-properties fo:color="#000000" style:font-name="Times1" fo:font-size="12pt" fo:font-weight="normal" style:font-name-asian="Monospace" style:font-size-asian="10.5pt" style:font-weight-asian="normal" style:font-name-complex="Monospace" style:font-size-complex="12pt" style:font-weight-complex="normal"/>
    </style:style>
    <style:style style:name="P66" style:family="paragraph" style:parent-style-name="Text_20_body">
      <style:text-properties fo:color="#000000" style:font-name="Times1" fo:font-size="12pt" fo:font-weight="bold" style:font-name-asian="Monospace" style:font-size-asian="10.5pt" style:font-weight-asian="bold" style:font-name-complex="Monospace" style:font-size-complex="12pt" style:font-weight-complex="bold"/>
    </style:style>
    <style:style style:name="P67" style:family="paragraph" style:parent-style-name="Text_20_body">
      <style:text-properties fo:color="#000000" style:font-name="Times1" fo:font-size="12pt" style:font-name-asian="Monospace" style:font-size-asian="10.5pt" style:font-name-complex="Monospace" style:font-size-complex="12pt"/>
    </style:style>
    <style:style style:name="P68" style:family="paragraph" style:parent-style-name="Text_20_body" style:list-style-name="L2">
      <style:text-properties fo:color="#000000" style:font-name="Times1" fo:font-size="12pt" style:font-name-asian="Monospace" style:font-size-asian="10.5pt" style:font-name-complex="Monospace" style:font-size-complex="12pt"/>
    </style:style>
    <style:style style:name="P69" style:family="paragraph" style:parent-style-name="Text_20_body" style:list-style-name="L2">
      <style:text-properties fo:color="#000000" style:font-name="Times1" fo:font-size="12pt" style:font-name-asian="Monospace" style:font-size-asian="10.5pt" style:font-name-complex="Monospace" style:font-size-complex="12pt"/>
    </style:style>
    <style:style style:name="P70" style:family="paragraph" style:parent-style-name="Text_20_body">
      <style:text-properties fo:font-weight="bold" style:font-weight-asian="bold" style:font-weight-complex="bold"/>
    </style:style>
    <style:style style:name="P71" style:family="paragraph" style:parent-style-name="Text_20_body">
      <style:text-properties fo:font-weight="normal" style:font-weight-asian="normal" style:font-weight-complex="normal"/>
    </style:style>
    <style:style style:name="P72" style:family="paragraph" style:parent-style-name="Text_20_body" style:list-style-name="L3">
      <style:text-properties fo:font-weight="normal" style:font-weight-asian="normal" style:font-weight-complex="normal"/>
    </style:style>
    <style:style style:name="P73" style:family="paragraph" style:parent-style-name="Text_20_body" style:list-style-name="L3">
      <style:text-properties fo:font-weight="normal" style:font-weight-asian="normal" style:font-weight-complex="normal"/>
    </style:style>
    <style:style style:name="P74" style:family="paragraph" style:parent-style-name="Text_20_body" style:list-style-name="L10"/>
    <style:style style:name="P75" style:family="paragraph" style:parent-style-name="Text_20_body">
      <style:paragraph-properties fo:margin-left="1.251cm" fo:margin-right="0cm" fo:text-indent="0cm" style:auto-text-indent="false"/>
    </style:style>
    <style:style style:name="P76"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77" style:family="paragraph" style:parent-style-name="Text_20_body" style:list-style-name="L4">
      <style:paragraph-properties fo:margin-left="1.251cm" fo:margin-right="0cm" fo:text-indent="0cm" style:auto-text-indent="false"/>
      <style:text-properties fo:font-weight="normal" style:font-weight-asian="normal" style:font-weight-complex="normal"/>
    </style:style>
    <style:style style:name="P78" style:family="paragraph" style:parent-style-name="Text_20_body" style:list-style-name="L10">
      <style:paragraph-properties fo:margin-left="0cm" fo:margin-right="0cm" fo:text-align="start" style:justify-single-word="false" fo:text-indent="0cm" style:auto-text-indent="false" style:text-autospace="none"/>
      <style:text-properties style:font-name="Times1" fo:font-size="12pt" fo:font-weight="normal" style:font-size-asian="12pt" style:font-weight-asian="normal" style:font-size-complex="12pt" style:font-weight-complex="normal"/>
    </style:style>
    <style:style style:name="P79" style:family="paragraph" style:parent-style-name="Text_20_body">
      <style:paragraph-properties fo:margin-left="0cm" fo:margin-right="0cm" fo:text-align="start" style:justify-single-word="false" fo:text-indent="0cm" style:auto-text-indent="false" style:text-autospace="none"/>
      <style:text-properties style:font-name="Times1" fo:font-size="12pt" style:font-size-asian="12pt" style:font-size-complex="12pt"/>
    </style:style>
    <style:style style:name="P80" style:family="paragraph" style:parent-style-name="Text_20_body" style:list-style-name="L3">
      <style:paragraph-properties fo:margin-left="0cm" fo:margin-right="0cm" fo:text-align="start" style:justify-single-word="false" fo:text-indent="0cm" style:auto-text-indent="false" style:text-autospace="non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Times1" fo:font-size="12pt" style:font-name-asian="Monospace" style:font-size-asian="10.5pt" style:font-name-complex="Monospace" style:font-size-complex="12pt"/>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6" style:family="text">
      <style:text-properties fo:color="#000000" fo:font-weight="normal" style:font-name-asian="Monospace" style:font-weight-asian="normal" style:font-name-complex="Monospace" style:font-weight-complex="normal"/>
    </style:style>
    <style:style style:name="T7" style:family="text">
      <style:text-properties fo:color="#000000" style:font-name-asian="Monospace" style:font-name-complex="Monospace"/>
    </style:style>
    <style:style style:name="T8" style:family="text">
      <style:text-properties fo:color="#000000" style:font-name="Times1" fo:font-size="12pt" fo:font-weight="normal" style:font-name-asian="Monospace" style:font-size-asian="12pt" style:font-weight-asian="normal" style:font-name-complex="Monospace" style:font-size-complex="12pt" style:font-weight-complex="normal"/>
    </style:style>
    <style:style style:name="T9" style:family="text">
      <style:text-properties fo:color="#101010"/>
    </style:style>
    <style:style style:name="T10" style:family="text">
      <style:text-properties fo:color="#101010" style:font-name="Monospace" fo:font-size="10pt" style:font-name-asian="Monospace" style:font-size-asian="10pt" style:font-name-complex="Monospace" style:font-size-complex="10pt"/>
    </style:style>
    <style:style style:name="T11" style:family="text">
      <style:text-properties fo:color="#101010" style:font-name="Monospace" fo:font-size="10pt" fo:font-weight="normal" style:font-name-asian="Monospace" style:font-size-asian="10pt" style:font-weight-asian="normal" style:font-name-complex="Monospace" style:font-size-complex="10pt"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style:font-name="Monospace" fo:font-size="10pt" style:font-size-asian="10pt" style:font-size-complex="10pt"/>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style:font-weight-asian="normal"/>
    </style:style>
    <style:style style:name="T18" style:family="text">
      <style:text-properties style:font-weight-complex="normal"/>
    </style:style>
    <style:style style:name="T19" style:family="text">
      <style:text-properties style:font-name="Times1"/>
    </style:style>
    <style:style style:name="T20" style:family="text">
      <style:text-properties fo:color="#0000c0"/>
    </style:style>
    <style:style style:name="T21" style:family="text">
      <style:text-properties fo:color="#0000c0" style:font-name="Monospace" fo:font-size="10pt" style:font-name-asian="Monospace" style:font-size-asian="10pt" style:font-name-complex="Monospace" style:font-size-complex="10pt"/>
    </style:style>
    <style:style style:name="T22" style:family="text">
      <style:text-properties fo:color="#0000c0" style:font-name="Monospace" fo:font-size="10pt" fo:font-weight="normal" style:font-name-asian="Monospace" style:font-size-asian="10pt" style:font-weight-asian="normal" style:font-name-complex="Monospace" style:font-size-complex="10pt" style:font-weight-complex="normal"/>
    </style:style>
    <style:style style:name="T23" style:family="text">
      <style:text-properties fo:color="#2a00ff"/>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T26" style:family="text">
      <style:text-properties fo:color="#3f7f5f" style:font-name="Monospace" fo:font-size="10pt" style:font-name-asian="Monospace" style:font-size-asian="10pt" style:font-name-complex="Monospace" style:font-size-complex="10pt"/>
    </style:style>
    <style:style style:name="T27" style:family="text">
      <style:text-properties fo:color="#646464"/>
    </style:style>
    <style:style style:name="T28" style:family="text">
      <style:text-properties fo:color="#008080"/>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008080" style:font-name="Monospace" fo:font-size="10pt" fo:font-weight="normal" style:font-name-asian="Monospace" style:font-size-asian="10pt" style:font-weight-asian="normal" style:font-name-complex="Monospace" style:font-size-complex="10pt" style:font-weight-complex="normal"/>
    </style:style>
    <style:style style:name="T31" style:family="text">
      <style:text-properties fo:color="#008080" style:font-name-asian="Monospace" style:font-name-complex="Monospace"/>
    </style:style>
    <style:style style:name="T32" style:family="text">
      <style:text-properties fo:color="#3f7f7f"/>
    </style:style>
    <style:style style:name="T33" style:family="text">
      <style:text-properties fo:color="#3f7f7f" style:font-name="Monospace" fo:font-size="10pt" style:font-name-asian="Monospace" style:font-size-asian="10pt" style:font-name-complex="Monospace" style:font-size-complex="10pt"/>
    </style:style>
    <style:style style:name="T34" style:family="text">
      <style:text-properties fo:color="#3f7f7f" style:font-name="Monospace" fo:font-size="10pt" fo:font-weight="normal" style:font-name-asian="Monospace" style:font-size-asian="10pt" style:font-weight-asian="normal" style:font-name-complex="Monospace" style:font-size-complex="10pt" style:font-weight-complex="normal"/>
    </style:style>
    <style:style style:name="T35" style:family="text">
      <style:text-properties fo:color="#3f7f7f" style:font-name-asian="Monospace" style:font-name-complex="Monospace"/>
    </style:style>
    <style:style style:name="T36" style:family="text">
      <style:text-properties fo:color="#000080" style:font-name="Monospace" fo:font-size="10pt" style:font-name-asian="Monospace" style:font-size-asian="10pt" style:font-name-complex="Monospace" style:font-size-complex="10pt"/>
    </style:style>
    <style:style style:name="T37" style:family="text">
      <style:text-properties fo:color="#808080" style:font-name="Monospace" fo:font-size="10pt" style:font-name-asian="Monospace" style:font-size-asian="10pt" style:font-name-complex="Monospace" style:font-size-complex="10pt"/>
    </style:style>
    <style:style style:name="T38" style:family="text">
      <style:text-properties fo:color="#7f007f"/>
    </style:style>
    <style:style style:name="T39" style:family="text">
      <style:text-properties fo:color="#7f007f" style:font-name="Monospace" fo:font-size="10pt" fo:font-weight="normal" style:font-name-asian="Monospace" style:font-size-asian="10pt" style:font-weight-asian="normal" style:font-name-complex="Monospace" style:font-size-complex="10pt" style:font-weight-complex="normal"/>
    </style:style>
    <style:style style:name="T40" style:family="text">
      <style:text-properties fo:font-size="12pt"/>
    </style:style>
    <style:style style:name="T41" style:family="text">
      <style:text-properties style:font-size-asian="12pt"/>
    </style:style>
    <style:style style:name="T42" style:family="text">
      <style:text-properties style:font-size-complex="12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utocompletamento ( Lookup )</text:h>
      <text:p text:style-name="Text_20_body">Regola-kit offre una infrastruttura di base per realizzare velocemente, in un form, un input con auto-completamento e con il relativo lookup dell'entità correlata.</text:p>
      <text:p text:style-name="Text_20_body">La classe da utilizzare è <text:span text:style-name="T2">org.regola.webapp.action.icefaces.SmartAutoCompleteBeanIceFaces </text:span><text:span text:style-name="T3">che deve essere tipizzata con, nell'ordine:</text:span></text:p>
      <text:list text:style-name="L1">
        <text:list-item>
          <text:p text:style-name="P58">classe dell'oggetto da aggiornare, dopo aver effettuato il lookup;</text:p>
        </text:list-item>
        <text:list-item>
          <text:p text:style-name="P58">classe dell'oggetto di modello del quale si intende effettuare il lookup;</text:p>
        </text:list-item>
        <text:list-item>
          <text:p text:style-name="P58">classe dell'identificativo di quest'ultimo oggetto di modello;</text:p>
        </text:list-item>
        <text:list-item>
          <text:p text:style-name="P58">classe del ModelPattern da utilizzare per l'operazione di lookup.</text:p>
        </text:list-item>
      </text:list>
      <text:p text:style-name="P62">Vincolo sulla classe di modello</text:p>
      <text:p text:style-name="P63">La classe di modello deve prevedere un metodo con la seguente firma:</text:p>
      <text:p text:style-name="P64"><text:span text:style-name="T9"><text:s text:c="4"/></text:span><text:span text:style-name="T12">public</text:span><text:span text:style-name="T9"> </text:span>String<text:span text:style-name="T9"> </text:span>getDescrizioneEscaped()</text:p>
      <text:p text:style-name="P63">che restiuisca il valore che si vuole rendere disponibile come possibile candidato, con l'escape degli apici (per l'utilizzo in javascript).</text:p>
      <text:p text:style-name="P62">Vincolo sul ModelPattern</text:p>
      <text:p text:style-name="P67"><text:span text:style-name="T16">La classe di modelPattern per l'operazione di lookup deve (oltre ovviamente ad estendere la classe base </text:span><text:span text:style-name="T14">org.regola.model.ModelPattern</text:span><text:span text:style-name="T16">):</text:span></text:p>
      <text:list text:style-name="L2">
        <text:list-item>
          <text:p text:style-name="P68"><text:span text:style-name="T16">prevedere un campo con nome 'id', legato all'identificativo della classe di modello, con operazione Equals (vedi annotazioni di regola sul model pattern);</text:span></text:p>
        </text:list-item>
        <text:list-item>
          <text:p text:style-name="P68"><text:span text:style-name="T16">prevedere un campo di tipo String, con nome 'description', legato alla proprietà dell'oggetto di modello che si intende usare per l'autocompletamento, con l'operazione Like (vedi annotazioni di regola sul model pattern);</text:span></text:p>
        </text:list-item>
      </text:list>
      <text:p text:style-name="Text_20_body"/>
      <text:p text:style-name="P70">Dettaglio completo dei passi da seguire:</text:p>
      <text:list text:style-name="L3">
        <text:list-item>
          <text:p text:style-name="P72">Realizzare la classe di model pattern per il lookup;</text:p>
        </text:list-item>
      </text:list>
      <text:p text:style-name="Text_20_body"><text:span text:style-name="T16"><text:tab/></text:span><text:span text:style-name="T13">public</text:span><text:span text:style-name="T10"> </text:span><text:span text:style-name="T13">class</text:span><text:span text:style-name="T10"> </text:span><text:span text:style-name="T2">LookupCustomerPattern</text:span><text:span text:style-name="T10"> </text:span><text:span text:style-name="T13">extends</text:span><text:span text:style-name="T10"> </text:span><text:span text:style-name="T2">ModelPattern</text:span><text:span text:style-name="T10"> </text:span><text:span text:style-name="T13">implements</text:span><text:span text:style-name="T10"> <text:tab/><text:tab/><text:tab/></text:span><text:span text:style-name="T2">Serializable</text:span></text:p>
      <text:p text:style-name="P1"><text:span text:style-name="T1"><text:tab/>{</text:span></text:p>
      <text:p text:style-name="P1"><text:span text:style-name="T9"><text:s text:c="4"/><text:tab/><text:tab/></text:span><text:span text:style-name="T12">protected</text:span><text:span text:style-name="T9"><text:tab/></text:span><text:span text:style-name="T1">java.lang.Integer</text:span><text:span text:style-name="T9"> </text:span><text:span text:style-name="T20">id</text:span><text:span text:style-name="T1">;</text:span></text:p>
      <text:p text:style-name="P1"><text:span text:style-name="T9"><text:s text:c="4"/><text:tab/><text:tab/></text:span><text:span text:style-name="T12">protected</text:span><text:span text:style-name="T9"><text:tab/></text:span><text:span text:style-name="T1">java.lang.String</text:span><text:span text:style-name="T9"> </text:span><text:span text:style-name="T20">description</text:span><text:span text:style-name="T1">;</text:span></text:p>
      <text:p text:style-name="P49"><text:s text:c="4"/></text:p>
      <text:p text:style-name="P1"><text:span text:style-name="T9"><text:tab/><text:tab/></text:span><text:span text:style-name="T27">@Override</text:span></text:p>
      <text:p text:style-name="P1"><text:span text:style-name="T9"><text:tab/><text:tab/></text:span><text:span text:style-name="T12">public</text:span><text:span text:style-name="T9"> </text:span><text:span text:style-name="T12">void</text:span><text:span text:style-name="T9"> </text:span><text:span text:style-name="T1">init(Object</text:span><text:span text:style-name="T9"> </text:span><text:span text:style-name="T1">o)</text:span><text:span text:style-name="T9"> </text:span><text:span text:style-name="T1">{</text:span></text:p>
      <text:p text:style-name="P1"><text:span text:style-name="T9"><text:tab/><text:tab/><text:tab/></text:span><text:span text:style-name="T1">Customer</text:span><text:span text:style-name="T9"> </text:span><text:span text:style-name="T1">model</text:span><text:span text:style-name="T9"> </text:span><text:span text:style-name="T1">=</text:span><text:span text:style-name="T9"> </text:span><text:span text:style-name="T1">(Customer)</text:span><text:span text:style-name="T9"> </text:span><text:span text:style-name="T1">o;</text:span></text:p>
      <text:p text:style-name="P1"><text:span text:style-name="T9"><text:tab/><text:tab/><text:tab/></text:span><text:span text:style-name="T12">if</text:span><text:span text:style-name="T9"> </text:span><text:span text:style-name="T1">(model</text:span><text:span text:style-name="T9"> </text:span><text:span text:style-name="T1">==</text:span><text:span text:style-name="T9"> </text:span><text:span text:style-name="T12">null</text:span><text:span text:style-name="T1">)</text:span><text:span text:style-name="T9"> </text:span><text:span text:style-name="T1">{</text:span></text:p>
      <text:p text:style-name="P1"><text:span text:style-name="T9"><text:tab/><text:tab/><text:tab/><text:tab/></text:span><text:span text:style-name="T20">description</text:span><text:span text:style-name="T9"> </text:span><text:span text:style-name="T1">=</text:span><text:span text:style-name="T9"> </text:span><text:span text:style-name="T23">"inserisci una descrizione o il codice"</text:span><text:span text:style-name="T1">;</text:span></text:p>
      <text:p text:style-name="P1"><text:span text:style-name="T9"><text:tab/><text:tab/><text:tab/></text:span><text:span text:style-name="T1">}</text:span><text:span text:style-name="T9"> </text:span><text:span text:style-name="T12">else</text:span><text:span text:style-name="T9"> </text:span><text:span text:style-name="T1">{</text:span></text:p>
      <text:p text:style-name="P1"><text:span text:style-name="T9"><text:tab/><text:tab/><text:tab/><text:tab/></text:span><text:span text:style-name="T20">id</text:span><text:span text:style-name="T9"> </text:span><text:span text:style-name="T1">=</text:span><text:span text:style-name="T9"> </text:span><text:span text:style-name="T1">model.getId();</text:span></text:p>
      <text:p text:style-name="P1"><text:soft-page-break/><text:span text:style-name="T9"><text:tab/><text:tab/><text:tab/><text:tab/></text:span><text:span text:style-name="T20">description</text:span><text:span text:style-name="T9"> </text:span><text:span text:style-name="T1">=</text:span><text:span text:style-name="T9"> </text:span><text:span text:style-name="T1">model.getFirstName();</text:span></text:p>
      <text:p text:style-name="P1"><text:span text:style-name="T9"><text:tab/><text:tab/><text:tab/></text:span><text:span text:style-name="T1">}</text:span></text:p>
      <text:p text:style-name="P1"><text:span text:style-name="T9"><text:tab/><text:tab/></text:span><text:span text:style-name="T1">}</text:span><text:span text:style-name="T9"> <text:s/></text:span></text:p>
      <text:p text:style-name="P49"><text:s/></text:p>
      <text:p text:style-name="P1"><text:span text:style-name="T9"><text:s text:c="4"/><text:tab/><text:tab/></text:span><text:span text:style-name="T27">@Equals</text:span><text:span text:style-name="T1">(</text:span><text:span text:style-name="T23">"id"</text:span><text:span text:style-name="T1">)</text:span></text:p>
      <text:p text:style-name="P1"><text:span text:style-name="T9"><text:tab/><text:tab/></text:span><text:span text:style-name="T12">public</text:span><text:span text:style-name="T9"> </text:span><text:span text:style-name="T1">java.lang.Integer</text:span><text:span text:style-name="T9"> </text:span><text:span text:style-name="T1">getId()</text:span></text:p>
      <text:p text:style-name="P1"><text:span text:style-name="T9"><text:tab/><text:tab/></text:span><text:span text:style-name="T1">{</text:span></text:p>
      <text:p text:style-name="P1"><text:span text:style-name="T9"><text:tab/> <text:s/><text:tab/><text:tab/></text:span><text:span text:style-name="T12">return</text:span><text:span text:style-name="T9"> </text:span><text:span text:style-name="T20">id</text:span><text:span text:style-name="T1">;</text:span></text:p>
      <text:p text:style-name="P1"><text:span text:style-name="T9"><text:tab/><text:tab/></text:span><text:span text:style-name="T1">}</text:span></text:p>
      <text:p text:style-name="P49"><text:tab/><text:tab/></text:p>
      <text:p text:style-name="P1"><text:span text:style-name="T9"><text:tab/><text:tab/></text:span><text:span text:style-name="T12">public</text:span><text:span text:style-name="T9"> </text:span><text:span text:style-name="T12">void</text:span><text:span text:style-name="T9"> </text:span><text:span text:style-name="T1">setId(java.lang.Integer</text:span><text:span text:style-name="T9"> </text:span><text:span text:style-name="T1">id)</text:span></text:p>
      <text:p text:style-name="P1"><text:span text:style-name="T9"><text:tab/><text:tab/></text:span><text:span text:style-name="T1">{</text:span></text:p>
      <text:p text:style-name="P1"><text:span text:style-name="T9"><text:tab/> <text:s text:c="2"/><text:tab/><text:tab/></text:span><text:span text:style-name="T12">this</text:span><text:span text:style-name="T1">.</text:span><text:span text:style-name="T20">id</text:span><text:span text:style-name="T9"> </text:span><text:span text:style-name="T1">=</text:span><text:span text:style-name="T9"> </text:span><text:span text:style-name="T1">id;</text:span></text:p>
      <text:p text:style-name="P1"><text:span text:style-name="T9"><text:tab/><text:tab/></text:span><text:span text:style-name="T1">}</text:span></text:p>
      <text:p text:style-name="P49"><text:s text:c="2"/></text:p>
      <text:p text:style-name="P1"><text:span text:style-name="T9"><text:tab/><text:tab/></text:span><text:span text:style-name="T27">@Like</text:span><text:span text:style-name="T1">(</text:span><text:span text:style-name="T23">"firstName"</text:span><text:span text:style-name="T1">)</text:span></text:p>
      <text:p text:style-name="P1"><text:span text:style-name="T9"><text:tab/><text:tab/></text:span><text:span text:style-name="T12">public</text:span><text:span text:style-name="T9"> </text:span><text:span text:style-name="T1">java.lang.String</text:span><text:span text:style-name="T9"> </text:span><text:span text:style-name="T1">getDescription()</text:span><text:span text:style-name="T9"> </text:span></text:p>
      <text:p text:style-name="P1"><text:span text:style-name="T9"><text:tab/><text:tab/></text:span><text:span text:style-name="T1">{</text:span></text:p>
      <text:p text:style-name="P1"><text:span text:style-name="T9"><text:tab/><text:tab/><text:tab/></text:span><text:span text:style-name="T12">return</text:span><text:span text:style-name="T9"> </text:span><text:span text:style-name="T20">description</text:span><text:span text:style-name="T1">;</text:span></text:p>
      <text:p text:style-name="P1"><text:span text:style-name="T9"><text:tab/><text:tab/></text:span><text:span text:style-name="T1">}</text:span></text:p>
      <text:p text:style-name="P1"/>
      <text:p text:style-name="P1"><text:span text:style-name="T9"><text:tab/><text:tab/></text:span><text:span text:style-name="T12">public</text:span><text:span text:style-name="T9"> </text:span><text:span text:style-name="T12">void</text:span><text:span text:style-name="T9"> </text:span><text:span text:style-name="T1">setDescription(java.lang.String</text:span><text:span text:style-name="T9"> </text:span><text:span text:style-name="T1">descrizione)</text:span><text:span text:style-name="T9"> </text:span></text:p>
      <text:p text:style-name="P1"><text:span text:style-name="T9"><text:tab/><text:tab/></text:span><text:span text:style-name="T1">{</text:span></text:p>
      <text:p text:style-name="P1"><text:span text:style-name="T9"><text:tab/><text:tab/><text:tab/></text:span><text:span text:style-name="T12">this</text:span><text:span text:style-name="T1">.</text:span><text:span text:style-name="T20">description</text:span><text:span text:style-name="T9"> </text:span><text:span text:style-name="T1">=</text:span><text:span text:style-name="T9"> </text:span><text:span text:style-name="T1">descrizione;</text:span></text:p>
      <text:p text:style-name="P1"><text:span text:style-name="T9"><text:tab/><text:tab/></text:span><text:span text:style-name="T1">}</text:span></text:p>
      <text:p text:style-name="P1"/>
      <text:p text:style-name="P53"><text:span text:style-name="T2"><text:tab/>}</text:span></text:p>
      <text:p text:style-name="P71"/>
      <text:list text:style-name="L3" text:continue-numbering="true">
        <text:list-item>
          <text:p text:style-name="P72">Inizializzare il bean form:</text:p>
        </text:list-item>
      </text:list>
      <text:list text:style-name="L4">
        <text:list-item>
          <text:p text:style-name="P77">Instanziare ed inizializzare, secondo le specifiche descritte in precedenza, il bean di autocompletamento (classe <text:span text:style-name="T2">SmartAutoCompleteBeanIceFaces</text:span>):</text:p>
        </text:list-item>
      </text:list>
      <text:p text:style-name="P76"><text:tab/>Esempio:</text:p>
      <text:p text:style-name="P75"><text:span text:style-name="T16"><text:tab/></text:span><text:span text:style-name="T2">SmartAutoCompleteBeanIceFaces&lt;Invoice,</text:span><text:span text:style-name="T10"> </text:span><text:span text:style-name="T2">Customer,</text:span><text:span text:style-name="T10"> </text:span><text:span text:style-name="T2">Integer</text:span><text:span text:style-name="T10"> </text:span><text:span text:style-name="T2">,</text:span><text:span text:style-name="T10"> <text:tab/><text:tab/><text:tab/><text:tab/></text:span><text:span text:style-name="T2">LookupCustomerPattern&gt;</text:span><text:span text:style-name="T10"> </text:span><text:span text:style-name="T2">ac</text:span><text:span text:style-name="T10"> </text:span></text:p>
      <text:p text:style-name="P1"><text:span text:style-name="T9"><text:tab/><text:tab/></text:span><text:span text:style-name="T1">=</text:span><text:span text:style-name="T9"> </text:span><text:span text:style-name="T12">new</text:span><text:span text:style-name="T9"> </text:span><text:span text:style-name="T1">SmartAutoCompleteBeanIceFaces&lt;Invoice,</text:span><text:span text:style-name="T9"> </text:span><text:span text:style-name="T1">Customer,</text:span><text:span text:style-name="T9"> </text:span><text:span text:style-name="T1">Integer</text:span><text:span text:style-name="T9"> </text:span><text:span text:style-name="T1">,</text:span><text:span text:style-name="T9"> <text:tab/><text:tab/><text:tab/><text:tab/><text:tab/></text:span><text:span text:style-name="T1">LookupCustomerPattern&gt;();</text:span></text:p>
      <text:p text:style-name="P1"><text:span text:style-name="T9"><text:tab/><text:tab/></text:span><text:span text:style-name="T1">ac.init(</text:span><text:span text:style-name="T20">formPage</text:span><text:span text:style-name="T1">.getModel()</text:span></text:p>
      <text:p text:style-name="P1"><text:span text:style-name="T9"><text:tab/><text:tab/><text:tab/></text:span><text:span text:style-name="T1">,</text:span><text:span text:style-name="T20">formPage</text:span><text:span text:style-name="T1">.getModel().getCustomer()</text:span><text:span text:style-name="T9"> </text:span></text:p>
      <text:p text:style-name="P1"><text:span text:style-name="T9"><text:tab/><text:tab/><text:tab/></text:span><text:span text:style-name="T1">,</text:span><text:span text:style-name="T12">new</text:span><text:span text:style-name="T9"> </text:span><text:span text:style-name="T1">LookupCustomerPattern()</text:span></text:p>
      <text:p text:style-name="P1"><text:span text:style-name="T9"><text:tab/><text:tab/><text:tab/></text:span><text:span text:style-name="T1">,</text:span><text:span text:style-name="T9"> </text:span><text:span text:style-name="T20">customerManager</text:span></text:p>
      <text:p text:style-name="P53"><text:span text:style-name="T10"><text:tab/><text:tab/><text:tab/></text:span><text:span text:style-name="T2">,</text:span><text:span text:style-name="T24">"customer"</text:span><text:span text:style-name="T2">,</text:span><text:span text:style-name="T10"> </text:span><text:span text:style-name="T21">idCustomer_Length</text:span><text:span text:style-name="T2">);</text:span></text:p>
      <text:list text:style-name="L5">
        <text:list-item>
          <text:p text:style-name="P56"><text:span text:style-name="T6">registrarlo al bean di form, utilizzando come chiave il nome della proprietà che rappresenta il riferimento all'oggetto di modello del quale effettuare il lookup:</text:span></text:p>
        </text:list-item>
      </text:list>
      <text:p text:style-name="P57"><text:span text:style-name="T6"><text:tab/>Esempio:</text:span></text:p>
      <text:p text:style-name="P57"><text:span text:style-name="T6"><text:tab/></text:span><text:span text:style-name="T22">formPage</text:span><text:span text:style-name="T5">.getLookups().put(</text:span><text:span text:style-name="T25">"customer"</text:span><text:span text:style-name="T5">,</text:span><text:span text:style-name="T11"> </text:span><text:span text:style-name="T5">ac);</text:span></text:p>
      <text:p text:style-name="P55"><text:span text:style-name="T5"><text:tab/></text:span></text:p>
      <text:list text:style-name="L3" text:continue-numbering="true">
        <text:list-item>
          <text:p text:style-name="P80"><text:span text:style-name="T8">Dichiarare nel codice sorgente della pagina, il namespace del componente facelets di regola-kit per l'autocompletamento:</text:span></text:p>
        </text:list-item>
      </text:list>
      <text:p text:style-name="P55"><text:span text:style-name="T5"/></text:p>
      <text:p text:style-name="P79"><text:span text:style-name="T6"><text:tab/></text:span><text:span text:style-name="T29">&lt;!</text:span><text:span text:style-name="T33">DOCTYPE </text:span><text:span text:style-name="T36">html </text:span><text:span text:style-name="T37">PUBLIC </text:span><text:span text:style-name="T36">"-//W3C//DTD XHTML 1.0 Transitional//EN" <text:tab/><text:tab/><text:tab/><text:tab/></text:span><text:span text:style-name="T26">"http://www.w3.org/TR/xhtml1/DTD/xhtml1-transitional.dtd"</text:span><text:span text:style-name="T29">&gt;</text:span></text:p>
      <text:p text:style-name="P1"><text:soft-page-break/><text:span text:style-name="T28"><text:tab/>&lt;</text:span><text:span text:style-name="T32">html </text:span><text:span text:style-name="T38">xmlns</text:span><text:span text:style-name="T9">=</text:span><text:span text:style-name="T23">"http://www.w3.org/1999/xhtml"</text:span></text:p>
      <text:p text:style-name="P1"><text:span text:style-name="T23"><text:tab/><text:tab/></text:span><text:span text:style-name="T38">xmlns:ui</text:span><text:span text:style-name="T9">=</text:span><text:span text:style-name="T23">"http://java.sun.com/jsf/facelets"</text:span></text:p>
      <text:p text:style-name="P1"><text:span text:style-name="T23"><text:tab/><text:tab/></text:span><text:span text:style-name="T38">xmlns:h</text:span><text:span text:style-name="T9">=</text:span><text:span text:style-name="T23">"http://java.sun.com/jsf/html"</text:span></text:p>
      <text:p text:style-name="P1"><text:span text:style-name="T23"><text:tab/><text:tab/></text:span><text:span text:style-name="T38">xmlns:f</text:span><text:span text:style-name="T9">=</text:span><text:span text:style-name="T23">"</text:span><text:a xlink:type="simple" xlink:href="http://java.sun.com/jsf/core">http://java.sun.com/jsf/core</text:a><text:span text:style-name="T23">"</text:span></text:p>
      <text:p text:style-name="P1"><text:span text:style-name="T23"><text:tab/><text:tab/>....</text:span></text:p>
      <text:p text:style-name="P1"><text:span text:style-name="T23"><text:tab/><text:tab/></text:span><text:span text:style-name="T38">xmlns:k</text:span><text:span text:style-name="T9">=</text:span><text:span text:style-name="T23">"</text:span><text:a xlink:type="simple" xlink:href="http://www.regola-kit.org/jsf">http://www.regola-kit.org/jsf</text:a><text:span text:style-name="T23">"</text:span></text:p>
      <text:p text:style-name="P1"><text:span text:style-name="T23"><text:tab/><text:tab/>...</text:span></text:p>
      <text:p text:style-name="P1"><text:span text:style-name="T23"><text:tab/><text:tab/></text:span><text:span text:style-name="T38">xmlns:ice</text:span><text:span text:style-name="T9">=</text:span><text:span text:style-name="T23">"http://www.icesoft.com/icefaces/component"</text:span><text:span text:style-name="T28">&gt;</text:span></text:p>
      <text:p text:style-name="P47"><text:span text:style-name="T31"><text:tab/>&lt;</text:span><text:span text:style-name="T35">body</text:span><text:span text:style-name="T31">&gt;</text:span></text:p>
      <text:p text:style-name="P47"><text:span text:style-name="T31"><text:tab/><text:tab/>....</text:span></text:p>
      <text:list text:style-name="L10">
        <text:list-header>
          <text:p text:style-name="P78"><text:span text:style-name="T7"/></text:p>
        </text:list-header>
        <text:list-item>
          <text:p text:style-name="P74"><text:span text:style-name="T8">Inserire nel corpo della pagina, il campo di input con autocompletamento, specificando la lunghezza dell'id e la larghezza in pixel del campo di input (non sono obbligatori):</text:span></text:p>
        </text:list-item>
      </text:list>
      <text:p text:style-name="Text_20_body"><text:span text:style-name="T8"><text:tab/></text:span><text:span text:style-name="T30">&lt;</text:span><text:span text:style-name="T34">k:autoComplete </text:span><text:span text:style-name="T39">bean</text:span><text:span text:style-name="T11">=</text:span><text:span text:style-name="T25">"#{xxxxForm.formPage.lookups['customer']}" <text:tab/><text:tab/><text:tab/></text:span><text:span text:style-name="T39">idlenght</text:span><text:span text:style-name="T11">=</text:span><text:span text:style-name="T25">"6" </text:span><text:span text:style-name="T39">width</text:span><text:span text:style-name="T11">=</text:span><text:span text:style-name="T25">"350" </text:span><text:span text:style-name="T3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Monospace" svg:font-family="Monospace"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fabio</meta:initial-creator>
    <meta:creation-date>2007-12-05T17:31:23</meta:creation-date>
    <dc:creator>fabio</dc:creator>
    <dc:date>2007-12-09T17:04:56</dc:date>
    <meta:editing-cycles>5</meta:editing-cycles>
    <meta:editing-duration>PT1H51M54S</meta:editing-duration>
    <meta:user-defined meta:name="Info 1"/>
    <meta:user-defined meta:name="Info 2"/>
    <meta:user-defined meta:name="Info 3"/>
    <meta:user-defined meta:name="Info 4"/>
    <meta:document-statistic meta:table-count="0" meta:image-count="0" meta:object-count="0" meta:page-count="3" meta:paragraph-count="82" meta:word-count="447" meta:character-count="3780"/>
  </office:meta>
</office:document-meta>
</file>